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12.1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fals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fals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hyphenate="false"/>
    </style:style>
    <style:style style:name="ce4" style:family="table-cell" style:parent-style-name="Default">
      <style:table-cell-properties fo:wrap-option="wrap" style:vertical-align="middle"/>
      <style:text-properties fo:hyphenate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1" table:default-cell-style-name="ce2"/>
        <table:table-column table:style-name="co1" table:number-columns-repeated="1020" table:default-cell-style-name="ce4"/>
        <table:table-row table:style-name="ro2">
          <table:table-cell table:style-name="ce1" office:value-type="string">
            <text:p>bugg id</text:p>
          </table:table-cell>
          <table:table-cell table:style-name="ce1" office:value-type="string">
            <text:p>header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status</text:p>
          </table:table-cell>
          <table:table-cell table:style-name="ce1"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ibland försvinner fiender under attackanimation</text:p>
          </table:table-cell>
          <table:table-cell office:value-type="string">
            <text:p>During a melee enemies attack animation, it can sometimes disapear from the screen, it might be some positioning weirdnes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iender fortsätter attackera när spelet är slut</text:p>
          </table:table-cell>
          <table:table-cell office:value-type="string">
            <text:p>During "End game" if a melee attacker is in the middle of an attack animation and shifting between two states, it might continue during the "frozen" round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Fiender som attackerar tar ingen skada</text:p>
          </table:table-cell>
          <table:table-cell office:value-type="string">
            <text:p>During attack animations, an enemy can not take any damage from weapon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One shot can kill two enemies</text:p>
          </table:table-cell>
          <table:table-cell table:style-name="Default" office:value-type="string">
            <text:p>If they hit the exact same frame it seems to be able to kill 2 enemie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ead enemies drawn above live ones</text:p>
          </table:table-cell>
          <table:table-cell/>
          <table:table-cell office:value-type="string">
            <text:p>Resolved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Rocket can't kill more than one enemy</text:p>
          </table:table-cell>
          <table:table-cell office:value-type="string">
            <text:p>After bugg4 was resolved, this caused rockets to not kill any enemies</text:p>
          </table:table-cell>
          <table:table-cell office:value-type="string">
            <text:p>Resolved</text:p>
          </table:table-cell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2013-04-18</text:date>, <text:time>19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7M53S</meta:editing-duration>
    <meta:editing-cycles>14</meta:editing-cycles>
    <meta:generator>OpenOffice.org/3.3$Win32 OpenOffice.org_project/330m20$Build-9567</meta:generator>
    <dc:date>2013-04-18T19:26:12.03</dc:date>
    <dc:creator>Daniel Dahlkvist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